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5839in"/>
    </style:style>
    <style:style style:name="co4" style:family="table-column">
      <style:table-column-properties fo:break-before="auto" style:column-width="0.3862in"/>
    </style:style>
    <style:style style:name="co5" style:family="table-column">
      <style:table-column-properties fo:break-before="auto" style:column-width="0.3634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3417in"/>
    </style:style>
    <style:style style:name="co8" style:family="table-column">
      <style:table-column-properties fo:break-before="auto" style:column-width="0.5957in"/>
    </style:style>
    <style:style style:name="co9" style:family="table-column">
      <style:table-column-properties fo:break-before="auto" style:column-width="0.5626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6228in"/>
    </style:style>
    <style:style style:name="co12" style:family="table-column">
      <style:table-column-properties fo:break-before="auto" style:column-width="0.6563in"/>
    </style:style>
    <style:style style:name="co13" style:family="table-column">
      <style:table-column-properties fo:break-before="auto" style:column-width="0.5555in"/>
    </style:style>
    <style:style style:name="co14" style:family="table-column">
      <style:table-column-properties fo:break-before="auto" style:column-width="0.7236in"/>
    </style:style>
    <style:style style:name="co15" style:family="table-column">
      <style:table-column-properties fo:break-before="auto" style:column-width="0.522in"/>
    </style:style>
    <style:style style:name="co16" style:family="table-column">
      <style:table-column-properties fo:break-before="auto" style:column-width="0.5756in"/>
    </style:style>
    <style:style style:name="co17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ADDR_5f_Resenj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2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30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44" style:base-cell-address="ADDR_Resenje.F11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44" style:base-cell-address="ADDR_Resenje.F11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3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44" style:base-cell-address="ADDR_Resenje.F11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44" style:base-cell-address="ADDR_Resenje.F11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" style:apply-style-name="ConditionalStyle_5f_44" style:base-cell-address="ADDR_Resenje.F11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DR_Resenj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2" table:default-cell-style-name="Default"/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Б. С.</text:p>
          </table:table-cell>
          <table:covered-table-cell table:number-columns-repeated="2" table:style-name="ce16"/>
          <table:table-cell table:style-name="ce21" office:value-type="string" calcext:value-type="string">
            <text:p>CC[h]</text:p>
          </table:table-cell>
          <table:table-cell table:style-name="ce26" office:value-type="string" calcext:value-type="string" table:number-columns-spanned="3" table:number-rows-spanned="1">
            <text:p>CC[b]</text:p>
          </table:table-cell>
          <table:covered-table-cell table:style-name="ce27"/>
          <table:covered-table-cell table:style-name="ce11"/>
          <table:table-cell/>
          <table:table-cell table:style-name="ce16" office:value-type="string" calcext:value-type="string" table:number-columns-spanned="3" table:number-rows-spanned="1">
            <text:p>С.В.У.С.</text:p>
          </table:table-cell>
          <table:covered-table-cell table:style-name="ce27"/>
          <table:covered-table-cell table:style-name="ce11"/>
          <table:table-cell table:style-name="ce21" office:value-type="string" calcext:value-type="string">
            <text:p>CC[h]</text:p>
          </table:table-cell>
          <table:table-cell table:style-name="ce26" office:value-type="string" calcext:value-type="string" table:number-columns-spanned="3" table:number-rows-spanned="1">
            <text:p>CC[b]</text:p>
          </table:table-cell>
          <table:covered-table-cell table:style-name="ce27"/>
          <table:covered-table-cell table:style-name="ce11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3" table:number-rows-spanned="1">
            <text:p>bruncnd</text:p>
          </table:table-cell>
          <table:covered-table-cell table:number-columns-repeated="2" table:style-name="ce5"/>
          <table:table-cell table:style-name="ce10" table:formula="of:=BIN2HEX([.L2]&amp;[.M2]&amp;[.N2])" office:value-type="string" office:string-value="1" calcext:value-type="string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 table:number-columns-spanned="3" table:number-rows-spanned="1">
            <text:p>bradr</text:p>
          </table:table-cell>
          <table:covered-table-cell table:style-name="ce38"/>
          <table:covered-table-cell table:style-name="ce39"/>
          <table:table-cell table:style-name="ce10" table:formula="of:=BIN2HEX([.T2]&amp;[.U2]&amp;[.V2])" office:value-type="string" office:string-value="5" calcext:value-type="string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С.У.С.</text:p>
          </table:table-cell>
          <table:covered-table-cell table:number-columns-repeated="2" table:style-name="ce16"/>
          <table:table-cell table:style-name="ce21" office:value-type="string" calcext:value-type="string">
            <text:p>CC[h]</text:p>
          </table:table-cell>
          <table:table-cell table:style-name="ce26" office:value-type="string" calcext:value-type="string" table:number-columns-spanned="3" table:number-rows-spanned="1">
            <text:p>CC[b]</text:p>
          </table:table-cell>
          <table:covered-table-cell table:style-name="ce27"/>
          <table:covered-table-cell table:style-name="ce11"/>
          <table:table-cell table:number-columns-repeated="1010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3" table:number-rows-spanned="1">
            <text:p>brnotADDR</text:p>
          </table:table-cell>
          <table:covered-table-cell table:number-columns-repeated="2" table:style-name="ce5"/>
          <table:table-cell table:style-name="ce10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spanned="3" table:number-rows-spanned="1"/>
          <table:covered-table-cell table:number-columns-repeated="2" table:style-name="ce5"/>
          <table:table-cell table:style-name="ce10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3" table:number-rows-spanned="1">
            <text:p>brnotFCBUS</text:p>
          </table:table-cell>
          <table:covered-table-cell table:number-columns-repeated="2" table:style-name="ce5"/>
          <table:table-cell table:style-name="ce10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Адреса</text:p>
          </table:table-cell>
          <table:table-cell table:style-name="ce2" office:value-type="string" calcext:value-type="string" table:number-columns-spanned="1" table:number-rows-spanned="2">
            <text:p>Садржај [h]</text:p>
          </table:table-cell>
          <table:table-cell table:style-name="ce2" office:value-type="string" calcext:value-type="string" table:number-columns-spanned="1" table:number-rows-spanned="2">
            <text:p>ba[h]</text:p>
          </table:table-cell>
          <table:table-cell table:style-name="ce2" office:value-type="string" calcext:value-type="string" table:number-columns-spanned="1" table:number-rows-spanned="2">
            <text:p>cc[h]</text:p>
          </table:table-cell>
          <table:table-cell table:style-name="ce7" office:value-type="string" calcext:value-type="string" table:number-columns-spanned="1" table:number-rows-spanned="2">
            <text:p>Коментар</text:p>
          </table:table-cell>
          <table:table-cell table:style-name="ce11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covered-table-cell table:number-columns-repeated="4" table:style-name="ce3"/>
          <table:covered-table-cell table:style-name="ce8"/>
          <table:table-cell table:style-name="ce51" office:value-type="string" calcext:value-type="string" table:number-columns-spanned="4" table:number-rows-spanned="1">
            <text:p>ba</text:p>
          </table:table-cell>
          <table:covered-table-cell table:number-columns-repeated="2" table:style-name="ce17"/>
          <table:covered-table-cell table:style-name="ce22"/>
          <table:table-cell table:style-name="ce51" office:value-type="string" calcext:value-type="string" table:number-columns-spanned="3" table:number-rows-spanned="1">
            <text:p>cc</text:p>
          </table:table-cell>
          <table:covered-table-cell table:style-name="ce17"/>
          <table:covered-table-cell table:style-name="ce22"/>
          <table:table-cell table:style-name="ce28" office:value-type="string" calcext:value-type="string">
            <text:p>stEXEC</text:p>
          </table:table-cell>
          <table:table-cell table:style-name="ce30" office:value-type="string" calcext:value-type="string">
            <text:p>clADDR</text:p>
          </table:table-cell>
          <table:table-cell table:style-name="ce30" office:value-type="string" calcext:value-type="string">
            <text:p>ldMDR</text:p>
          </table:table-cell>
          <table:table-cell table:style-name="ce30" office:value-type="string" calcext:value-type="string">
            <text:p>rdMEM</text:p>
          </table:table-cell>
          <table:table-cell table:style-name="ce30" office:value-type="string" calcext:value-type="string">
            <text:p>mxMAR1</text:p>
          </table:table-cell>
          <table:table-cell table:style-name="ce30" office:value-type="string" calcext:value-type="string">
            <text:p>mxB1</text:p>
          </table:table-cell>
          <table:table-cell table:style-name="ce30" office:value-type="string" calcext:value-type="string">
            <text:p>mxMAR0</text:p>
          </table:table-cell>
          <table:table-cell table:style-name="ce30" office:value-type="string" calcext:value-type="string">
            <text:p>ldMAR</text:p>
          </table:table-cell>
          <table:table-cell table:style-name="ce30" office:value-type="string" calcext:value-type="string">
            <text:p>mxB0</text:p>
          </table:table-cell>
          <table:table-cell table:style-name="ce30" office:value-type="string" calcext:value-type="string">
            <text:p>ldB</text:p>
          </table:table-cell>
          <table:table-cell table:style-name="ce40" table:number-columns-repeated="1002"/>
        </table:table-row>
        <table:table-row table:style-name="ro1">
          <table:table-cell table:style-name="ce4" office:value-type="string" calcext:value-type="string">
            <text:p>0h</text:p>
          </table:table-cell>
          <table:table-cell table:style-name="ce4" table:formula="of:=COM.MICROSOFT.CONCAT(BIN2HEX([$ADDR_Resenje.$F11]);BIN2HEX([$ADDR_Resenje.$G11]&amp;[$ADDR_Resenje.$H11]&amp;[$ADDR_Resenje.$I11]&amp;[$ADDR_Resenje.$J11]&amp;[$ADDR_Resenje.$K11]&amp;[$ADDR_Resenje.$L11]&amp;[$ADDR_Resenje.$M11]&amp;[$ADDR_Resenje.$N11];2);BIN2HEX([.O11]&amp;[.P11]&amp;[.Q11]&amp;[.R11]&amp;[.S11]&amp;[.T11]&amp;[.U11]&amp;[.V11];2))" office:value-type="string" office:string-value="00800" calcext:value-type="string">
            <text:p>00800</text:p>
          </table:table-cell>
          <table:table-cell table:style-name="ce6" table:formula="of:=BIN2HEX([$ADDR_Resenje.$F11]&amp;[$ADDR_Resenje.$G11]&amp;[$ADDR_Resenje.$H11]&amp;[$ADDR_Resenje.$I11])" office:value-type="string" office:string-value="0" calcext:value-type="string">
            <text:p>0</text:p>
          </table:table-cell>
          <table:table-cell table:style-name="ce6" table:formula="of:=BIN2HEX([$ADDR_Resenje.$J11]&amp;[$ADDR_Resenje.$K11]&amp;[$ADDR_Resenje.$L11])" office:value-type="string" office:string-value="2" calcext:value-type="string">
            <text:p>2</text:p>
          </table:table-cell>
          <table:table-cell table:style-name="ce9"/>
          <table:table-cell table:style-name="ce13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11];LEN([.A11])-1))+1)&amp;&quot;h&quot;" office:value-type="string" office:string-value="1h" calcext:value-type="string">
            <text:p>1h</text:p>
          </table:table-cell>
          <table:table-cell table:style-name="ce4" table:formula="of:=COM.MICROSOFT.CONCAT(BIN2HEX([$ADDR_Resenje.$F12]);BIN2HEX([$ADDR_Resenje.$G12]&amp;[$ADDR_Resenje.$H12]&amp;[$ADDR_Resenje.$I12]&amp;[$ADDR_Resenje.$J12]&amp;[$ADDR_Resenje.$K12]&amp;[$ADDR_Resenje.$L12]&amp;[$ADDR_Resenje.$M12]&amp;[$ADDR_Resenje.$N12];2);BIN2HEX([.O12]&amp;[.P12]&amp;[.Q12]&amp;[.R12]&amp;[.S12]&amp;[.T12]&amp;[.U12]&amp;[.V12];2))" office:value-type="string" office:string-value="01400" calcext:value-type="string">
            <text:p>01400</text:p>
          </table:table-cell>
          <table:table-cell table:style-name="ce6" table:formula="of:=BIN2HEX([$ADDR_Resenje.$F12]&amp;[$ADDR_Resenje.$G12]&amp;[$ADDR_Resenje.$H12]&amp;[$ADDR_Resenje.$I12])" office:value-type="string" office:string-value="0" calcext:value-type="string">
            <text:p>0</text:p>
          </table:table-cell>
          <table:table-cell table:style-name="ce6" table:formula="of:=BIN2HEX([$ADDR_Resenje.$J12]&amp;[$ADDR_Resenje.$K12]&amp;[$ADDR_Resenje.$L12])" office:value-type="string" office:string-value="5" calcext:value-type="string">
            <text:p>5</text:p>
          </table:table-cell>
          <table:table-cell table:style-name="ce10"/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12];LEN([.A12])-1))+1)&amp;&quot;h&quot;" office:value-type="string" office:string-value="2h" calcext:value-type="string">
            <text:p>2h</text:p>
          </table:table-cell>
          <table:table-cell table:style-name="ce4" table:formula="of:=COM.MICROSOFT.CONCAT(BIN2HEX([$ADDR_Resenje.$F13]);BIN2HEX([$ADDR_Resenje.$G13]&amp;[$ADDR_Resenje.$H13]&amp;[$ADDR_Resenje.$I13]&amp;[$ADDR_Resenje.$J13]&amp;[$ADDR_Resenje.$K13]&amp;[$ADDR_Resenje.$L13]&amp;[$ADDR_Resenje.$M13]&amp;[$ADDR_Resenje.$N13];2);BIN2HEX([.O13]&amp;[.P13]&amp;[.Q13]&amp;[.R13]&amp;[.S13]&amp;[.T13]&amp;[.U13]&amp;[.V13];2))" office:value-type="string" office:string-value="10403" calcext:value-type="string">
            <text:p>10403</text:p>
          </table:table-cell>
          <table:table-cell table:style-name="ce6" table:formula="of:=BIN2HEX([$ADDR_Resenje.$F13]&amp;[$ADDR_Resenje.$G13]&amp;[$ADDR_Resenje.$H13]&amp;[$ADDR_Resenje.$I13])" office:value-type="string" office:string-value="8" calcext:value-type="string">
            <text:p>8</text:p>
          </table:table-cell>
          <table:table-cell table:style-name="ce6" table:formula="of:=BIN2HEX([$ADDR_Resenje.$J13]&amp;[$ADDR_Resenje.$K13]&amp;[$ADDR_Resenje.$L13])" office:value-type="string" office:string-value="1" calcext:value-type="string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13];LEN([.A13])-1))+1)&amp;&quot;h&quot;" office:value-type="string" office:string-value="3h" calcext:value-type="string">
            <text:p>3h</text:p>
          </table:table-cell>
          <table:table-cell table:style-name="ce4" table:formula="of:=COM.MICROSOFT.CONCAT(BIN2HEX([$ADDR_Resenje.$F14]);BIN2HEX([$ADDR_Resenje.$G14]&amp;[$ADDR_Resenje.$H14]&amp;[$ADDR_Resenje.$I14]&amp;[$ADDR_Resenje.$J14]&amp;[$ADDR_Resenje.$K14]&amp;[$ADDR_Resenje.$L14]&amp;[$ADDR_Resenje.$M14]&amp;[$ADDR_Resenje.$N14];2);BIN2HEX([.O14]&amp;[.P14]&amp;[.Q14]&amp;[.R14]&amp;[.S14]&amp;[.T14]&amp;[.U14]&amp;[.V14];2))" office:value-type="string" office:string-value="1040C" calcext:value-type="string">
            <text:p>1040C</text:p>
          </table:table-cell>
          <table:table-cell table:style-name="ce6" table:formula="of:=BIN2HEX([$ADDR_Resenje.$F14]&amp;[$ADDR_Resenje.$G14]&amp;[$ADDR_Resenje.$H14]&amp;[$ADDR_Resenje.$I14])" office:value-type="string" office:string-value="8" calcext:value-type="string">
            <text:p>8</text:p>
          </table:table-cell>
          <table:table-cell table:style-name="ce6" table:formula="of:=BIN2HEX([$ADDR_Resenje.$J14]&amp;[$ADDR_Resenje.$K14]&amp;[$ADDR_Resenje.$L14])" office:value-type="string" office:string-value="1" calcext:value-type="string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14];LEN([.A14])-1))+1)&amp;&quot;h&quot;" office:value-type="string" office:string-value="4h" calcext:value-type="string">
            <text:p>4h</text:p>
          </table:table-cell>
          <table:table-cell table:style-name="ce4" table:formula="of:=COM.MICROSOFT.CONCAT(BIN2HEX([$ADDR_Resenje.$F15]);BIN2HEX([$ADDR_Resenje.$G15]&amp;[$ADDR_Resenje.$H15]&amp;[$ADDR_Resenje.$I15]&amp;[$ADDR_Resenje.$J15]&amp;[$ADDR_Resenje.$K15]&amp;[$ADDR_Resenje.$L15]&amp;[$ADDR_Resenje.$M15]&amp;[$ADDR_Resenje.$N15];2);BIN2HEX([.O15]&amp;[.P15]&amp;[.Q15]&amp;[.R15]&amp;[.S15]&amp;[.T15]&amp;[.U15]&amp;[.V15];2))" office:value-type="string" office:string-value="0C413" calcext:value-type="string">
            <text:p>0C413</text:p>
          </table:table-cell>
          <table:table-cell table:style-name="ce6" table:formula="of:=BIN2HEX([$ADDR_Resenje.$F15]&amp;[$ADDR_Resenje.$G15]&amp;[$ADDR_Resenje.$H15]&amp;[$ADDR_Resenje.$I15])" office:value-type="string" office:string-value="6" calcext:value-type="string">
            <text:p>6</text:p>
          </table:table-cell>
          <table:table-cell table:style-name="ce6" table:formula="of:=BIN2HEX([$ADDR_Resenje.$J15]&amp;[$ADDR_Resenje.$K15]&amp;[$ADDR_Resenje.$L15])" office:value-type="string" office:string-value="1" calcext:value-type="string">
            <text:p>1</text:p>
          </table:table-cell>
          <table:table-cell table:style-name="ce10"/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15];LEN([.A15])-1))+1)&amp;&quot;h&quot;" office:value-type="string" office:string-value="5h" calcext:value-type="string">
            <text:p>5h</text:p>
          </table:table-cell>
          <table:table-cell table:style-name="ce4" table:formula="of:=COM.MICROSOFT.CONCAT(BIN2HEX([$ADDR_Resenje.$F16]);BIN2HEX([$ADDR_Resenje.$G16]&amp;[$ADDR_Resenje.$H16]&amp;[$ADDR_Resenje.$I16]&amp;[$ADDR_Resenje.$J16]&amp;[$ADDR_Resenje.$K16]&amp;[$ADDR_Resenje.$L16]&amp;[$ADDR_Resenje.$M16]&amp;[$ADDR_Resenje.$N16];2);BIN2HEX([.O16]&amp;[.P16]&amp;[.Q16]&amp;[.R16]&amp;[.S16]&amp;[.T16]&amp;[.U16]&amp;[.V16];2))" office:value-type="string" office:string-value="00006" calcext:value-type="string">
            <text:p>00006</text:p>
          </table:table-cell>
          <table:table-cell table:style-name="ce6" table:formula="of:=BIN2HEX([$ADDR_Resenje.$F16]&amp;[$ADDR_Resenje.$G16]&amp;[$ADDR_Resenje.$H16]&amp;[$ADDR_Resenje.$I16])" office:value-type="string" office:string-value="0" calcext:value-type="string">
            <text:p>0</text:p>
          </table:table-cell>
          <table:table-cell table:style-name="ce6" table:formula="of:=BIN2HEX([$ADDR_Resenje.$J16]&amp;[$ADDR_Resenje.$K16]&amp;[$ADDR_Resenje.$L16])" office:value-type="string" office:string-value="0" calcext:value-type="string">
            <text:p>0</text:p>
          </table:table-cell>
          <table:table-cell table:style-name="ce10"/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16];LEN([.A16])-1))+1)&amp;&quot;h&quot;" office:value-type="string" office:string-value="6h" calcext:value-type="string">
            <text:p>6h</text:p>
          </table:table-cell>
          <table:table-cell table:style-name="ce4" table:formula="of:=COM.MICROSOFT.CONCAT(BIN2HEX([$ADDR_Resenje.$F17]);BIN2HEX([$ADDR_Resenje.$G17]&amp;[$ADDR_Resenje.$H17]&amp;[$ADDR_Resenje.$I17]&amp;[$ADDR_Resenje.$J17]&amp;[$ADDR_Resenje.$K17]&amp;[$ADDR_Resenje.$L17]&amp;[$ADDR_Resenje.$M17]&amp;[$ADDR_Resenje.$N17];2);BIN2HEX([.O17]&amp;[.P17]&amp;[.Q17]&amp;[.R17]&amp;[.S17]&amp;[.T17]&amp;[.U17]&amp;[.V17];2))" office:value-type="string" office:string-value="0D0C0" calcext:value-type="string">
            <text:p>0D0C0</text:p>
          </table:table-cell>
          <table:table-cell table:style-name="ce6" table:formula="of:=BIN2HEX([$ADDR_Resenje.$F17]&amp;[$ADDR_Resenje.$G17]&amp;[$ADDR_Resenje.$H17]&amp;[$ADDR_Resenje.$I17])" office:value-type="string" office:string-value="6" calcext:value-type="string">
            <text:p>6</text:p>
          </table:table-cell>
          <table:table-cell table:style-name="ce6" table:formula="of:=BIN2HEX([$ADDR_Resenje.$J17]&amp;[$ADDR_Resenje.$K17]&amp;[$ADDR_Resenje.$L17])" office:value-type="string" office:string-value="4" calcext:value-type="string">
            <text:p>4</text:p>
          </table:table-cell>
          <table:table-cell table:style-name="ce10"/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17];LEN([.A17])-1))+1)&amp;&quot;h&quot;" office:value-type="string" office:string-value="7h" calcext:value-type="string">
            <text:p>7h</text:p>
          </table:table-cell>
          <table:table-cell table:style-name="ce4" table:formula="of:=COM.MICROSOFT.CONCAT(BIN2HEX([$ADDR_Resenje.$F18]);BIN2HEX([$ADDR_Resenje.$G18]&amp;[$ADDR_Resenje.$H18]&amp;[$ADDR_Resenje.$I18]&amp;[$ADDR_Resenje.$J18]&amp;[$ADDR_Resenje.$K18]&amp;[$ADDR_Resenje.$L18]&amp;[$ADDR_Resenje.$M18]&amp;[$ADDR_Resenje.$N18];2);BIN2HEX([.O18]&amp;[.P18]&amp;[.Q18]&amp;[.R18]&amp;[.S18]&amp;[.T18]&amp;[.U18]&amp;[.V18];2))" office:value-type="string" office:string-value="00001" calcext:value-type="string">
            <text:p>00001</text:p>
          </table:table-cell>
          <table:table-cell table:style-name="ce6" table:formula="of:=BIN2HEX([$ADDR_Resenje.$F18]&amp;[$ADDR_Resenje.$G18]&amp;[$ADDR_Resenje.$H18]&amp;[$ADDR_Resenje.$I18])" office:value-type="string" office:string-value="0" calcext:value-type="string">
            <text:p>0</text:p>
          </table:table-cell>
          <table:table-cell table:style-name="ce6" table:formula="of:=BIN2HEX([$ADDR_Resenje.$J18]&amp;[$ADDR_Resenje.$K18]&amp;[$ADDR_Resenje.$L18])" office:value-type="string" office:string-value="0" calcext:value-type="string">
            <text:p>0</text:p>
          </table:table-cell>
          <table:table-cell table:style-name="ce10"/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18];LEN([.A18])-1))+1)&amp;&quot;h&quot;" office:value-type="string" office:string-value="8h" calcext:value-type="string">
            <text:p>8h</text:p>
          </table:table-cell>
          <table:table-cell table:style-name="ce4" table:formula="of:=COM.MICROSOFT.CONCAT(BIN2HEX([$ADDR_Resenje.$F19]);BIN2HEX([$ADDR_Resenje.$G19]&amp;[$ADDR_Resenje.$H19]&amp;[$ADDR_Resenje.$I19]&amp;[$ADDR_Resenje.$J19]&amp;[$ADDR_Resenje.$K19]&amp;[$ADDR_Resenje.$L19]&amp;[$ADDR_Resenje.$M19]&amp;[$ADDR_Resenje.$N19];2);BIN2HEX([.O19]&amp;[.P19]&amp;[.Q19]&amp;[.R19]&amp;[.S19]&amp;[.T19]&amp;[.U19]&amp;[.V19];2))" office:value-type="string" office:string-value="00700" calcext:value-type="string">
            <text:p>00700</text:p>
          </table:table-cell>
          <table:table-cell table:style-name="ce6" table:formula="of:=BIN2HEX([$ADDR_Resenje.$F19]&amp;[$ADDR_Resenje.$G19]&amp;[$ADDR_Resenje.$H19]&amp;[$ADDR_Resenje.$I19])" office:value-type="string" office:string-value="0" calcext:value-type="string">
            <text:p>0</text:p>
          </table:table-cell>
          <table:table-cell table:style-name="ce6" table:formula="of:=BIN2HEX([$ADDR_Resenje.$J19]&amp;[$ADDR_Resenje.$K19]&amp;[$ADDR_Resenje.$L19])" office:value-type="string" office:string-value="1" calcext:value-type="string">
            <text:p>1</text:p>
          </table:table-cell>
          <table:table-cell table:style-name="ce10"/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19];LEN([.A19])-1))+1)&amp;&quot;h&quot;" office:value-type="string" office:string-value="9h" calcext:value-type="string">
            <text:p>9h</text:p>
          </table:table-cell>
          <table:table-cell table:style-name="ce4" table:formula="of:=COM.MICROSOFT.CONCAT(BIN2HEX([$ADDR_Resenje.$F20]);BIN2HEX([$ADDR_Resenje.$G20]&amp;[$ADDR_Resenje.$H20]&amp;[$ADDR_Resenje.$I20]&amp;[$ADDR_Resenje.$J20]&amp;[$ADDR_Resenje.$K20]&amp;[$ADDR_Resenje.$L20]&amp;[$ADDR_Resenje.$M20]&amp;[$ADDR_Resenje.$N20];2);BIN2HEX([.O20]&amp;[.P20]&amp;[.Q20]&amp;[.R20]&amp;[.S20]&amp;[.T20]&amp;[.U20]&amp;[.V20];2))" office:value-type="string" office:string-value="130C0" calcext:value-type="string">
            <text:p>130C0</text:p>
          </table:table-cell>
          <table:table-cell table:style-name="ce6" table:formula="of:=BIN2HEX([$ADDR_Resenje.$F20]&amp;[$ADDR_Resenje.$G20]&amp;[$ADDR_Resenje.$H20]&amp;[$ADDR_Resenje.$I20])" office:value-type="string" office:string-value="9" calcext:value-type="string">
            <text:p>9</text:p>
          </table:table-cell>
          <table:table-cell table:style-name="ce6" table:formula="of:=BIN2HEX([$ADDR_Resenje.$J20]&amp;[$ADDR_Resenje.$K20]&amp;[$ADDR_Resenje.$L20])" office:value-type="string" office:string-value="4" calcext:value-type="string">
            <text:p>4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20];LEN([.A20])-1))+1)&amp;&quot;h&quot;" office:value-type="string" office:string-value="Ah" calcext:value-type="string">
            <text:p>Ah</text:p>
          </table:table-cell>
          <table:table-cell table:style-name="ce4" table:formula="of:=COM.MICROSOFT.CONCAT(BIN2HEX([$ADDR_Resenje.$F21]);BIN2HEX([$ADDR_Resenje.$G21]&amp;[$ADDR_Resenje.$H21]&amp;[$ADDR_Resenje.$I21]&amp;[$ADDR_Resenje.$J21]&amp;[$ADDR_Resenje.$K21]&amp;[$ADDR_Resenje.$L21]&amp;[$ADDR_Resenje.$M21]&amp;[$ADDR_Resenje.$N21];2);BIN2HEX([.O21]&amp;[.P21]&amp;[.Q21]&amp;[.R21]&amp;[.S21]&amp;[.T21]&amp;[.U21]&amp;[.V21];2))" office:value-type="string" office:string-value="00001" calcext:value-type="string">
            <text:p>00001</text:p>
          </table:table-cell>
          <table:table-cell table:style-name="ce6" table:formula="of:=BIN2HEX([$ADDR_Resenje.$F21]&amp;[$ADDR_Resenje.$G21]&amp;[$ADDR_Resenje.$H21]&amp;[$ADDR_Resenje.$I21])" office:value-type="string" office:string-value="0" calcext:value-type="string">
            <text:p>0</text:p>
          </table:table-cell>
          <table:table-cell table:style-name="ce6" table:formula="of:=BIN2HEX([$ADDR_Resenje.$J21]&amp;[$ADDR_Resenje.$K21]&amp;[$ADDR_Resenje.$L21])" office:value-type="string" office:string-value="0" calcext:value-type="string">
            <text:p>0</text:p>
          </table:table-cell>
          <table:table-cell table:style-name="ce10"/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0"/>
        </table:table-row>
        <table:table-row table:style-name="ro1">
          <table:table-cell table:style-name="ce5" table:formula="of:=DEC2HEX(HEX2DEC(LEFT([.A21];LEN([.A21])-1))+1)&amp;&quot;h&quot;" office:value-type="string" office:string-value="Bh" calcext:value-type="string">
            <text:p>Bh</text:p>
          </table:table-cell>
          <table:table-cell table:style-name="ce4" table:formula="of:=COM.MICROSOFT.CONCAT(BIN2HEX([$ADDR_Resenje.$F22]);BIN2HEX([$ADDR_Resenje.$G22]&amp;[$ADDR_Resenje.$H22]&amp;[$ADDR_Resenje.$I22]&amp;[$ADDR_Resenje.$J22]&amp;[$ADDR_Resenje.$K22]&amp;[$ADDR_Resenje.$L22]&amp;[$ADDR_Resenje.$M22]&amp;[$ADDR_Resenje.$N22];2);BIN2HEX([.O22]&amp;[.P22]&amp;[.Q22]&amp;[.R22]&amp;[.S22]&amp;[.T22]&amp;[.U22]&amp;[.V22];2))" office:value-type="string" office:string-value="00700" calcext:value-type="string">
            <text:p>00700</text:p>
          </table:table-cell>
          <table:table-cell table:style-name="ce6" table:formula="of:=BIN2HEX([$ADDR_Resenje.$F22]&amp;[$ADDR_Resenje.$G22]&amp;[$ADDR_Resenje.$H22]&amp;[$ADDR_Resenje.$I22])" office:value-type="string" office:string-value="0" calcext:value-type="string">
            <text:p>0</text:p>
          </table:table-cell>
          <table:table-cell table:style-name="ce6" table:formula="of:=BIN2HEX([$ADDR_Resenje.$J22]&amp;[$ADDR_Resenje.$K22]&amp;[$ADDR_Resenje.$L22])" office:value-type="string" office:string-value="1" calcext:value-type="string">
            <text:p>1</text:p>
          </table:table-cell>
          <table:table-cell table:style-name="ce10"/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 table:number-columns-repeated="2"/>
          <table:table-cell table:number-columns-repeated="1000"/>
        </table:table-row>
        <table:table-row table:style-name="ro1" table:number-rows-repeated="2">
          <table:table-cell table:number-columns-repeated="5"/>
          <table:table-cell table:style-name="ce15"/>
          <table:table-cell table:style-name="ce20" table:number-columns-repeated="18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DDR_Resenje.F11:ADDR_Resenje.V22">
            <calcext:condition calcext:apply-style-name="ConditionalStyle_44" calcext:value="=1" calcext:base-cell-address="ADDR_Resenje.F11"/>
          </calcext:conditional-format>
        </calcext:conditional-formats>
      </table:table>
      <table:named-expressions/>
      <table:database-ranges>
        <table:database-range table:name="Table5" table:target-range-address="ADDR_Resenje.A11:ADDR_Resenje.V2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4" style:display-name="ConditionalStyle_44" style:family="table-cell" style:parent-style-name="Default">
      <style:table-cell-properties fo:background-color="#92d05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8:18:35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DDR_5f_Resenje" style:display-name="PageStyle_ADDR_Resenj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ko</meta:initial-creator>
    <meta:creation-date>2020-12-14T14:57:27</meta:creation-date>
    <dc:date>2021-09-03T21:20:33.569000000</dc:date>
    <meta:generator>LibreOffice/7.1.2.2$Windows_X86_64 LibreOffice_project/8a45595d069ef5570103caea1b71cc9d82b2aae4</meta:generator>
    <meta:editing-duration>PT3H30M33S</meta:editing-duration>
    <meta:editing-cycles>2</meta:editing-cycles>
    <meta:document-statistic meta:table-count="1" meta:cell-count="319" meta:object-count="0"/>
    <meta:user-defined meta:name="AppVersion">16.0300</meta:user-defined>
    <meta:user-defined meta:name="ContentTypeId">0x0101002BE16D3FA232CD4B9DF7651A9A710DE2</meta:user-defined>
  </office:meta>
</office:document-meta>
</file>